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df71" officeooo:paragraph-rsid="0017df71"/>
    </style:style>
    <style:style style:name="P2" style:family="paragraph" style:parent-style-name="Standard">
      <style:text-properties officeooo:rsid="0018d8d5" officeooo:paragraph-rsid="0018d8d5"/>
    </style:style>
    <style:style style:name="P3" style:family="paragraph" style:parent-style-name="Standard">
      <style:text-properties officeooo:rsid="0019de7b" officeooo:paragraph-rsid="0019de7b"/>
    </style:style>
    <style:style style:name="P4" style:family="paragraph" style:parent-style-name="Text_20_body">
      <style:text-properties officeooo:rsid="001b1180" officeooo:paragraph-rsid="001b1180"/>
    </style:style>
    <style:style style:name="P5" style:family="paragraph" style:parent-style-name="Heading_20_1">
      <style:text-properties officeooo:paragraph-rsid="001b1180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8d8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118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<text:span text:style-name="T3">SDP</text:span> conformance teste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109_838155181" text:style-name="Index_20_Link" text:visited-style-name="Index_20_Link">Operation<text:tab/>1</text:a></text:p>
          <text:p text:style-name="P8"><text:a xlink:type="simple" xlink:href="#__RefHeading__113_2068313449" text:style-name="Index_20_Link" text:visited-style-name="Index_20_Link">Appendix<text:tab/>1</text:a></text:p>
          <text:p text:style-name="P7"><text:a xlink:type="simple" xlink:href="#__RefHeading__74_1507250672" text:style-name="Index_20_Link" text:visited-style-name="Index_20_Link">A. Colophon<text:tab/>1</text:a></text:p>
          <text:p text:style-name="P7"><text:a xlink:type="simple" xlink:href="#__RefHeading__76_1507250672" text:style-name="Index_20_Link" text:visited-style-name="Index_20_Link">B. Integration with Linux<text:tab/>2</text:a></text:p>
          <text:p text:style-name="P7"><text:a xlink:type="simple" xlink:href="#__RefHeading__78_1507250672" text:style-name="Index_20_Link" text:visited-style-name="Index_20_Link">C. Commands<text:tab/>3</text:a></text:p>
        </text:index-body>
      </text:table-of-content>
      <text:p text:style-name="Standard"/>
      <text:h text:style-name="P5" text:outline-level="1"><text:bookmark-start text:name="__RefHeading__109_838155181"/><text:span text:style-name="T3">Operation</text:span><text:bookmark-end text:name="__RefHeading__109_838155181"/></text:h>
      <text:p text:style-name="P4">Build the linux source. <text:s/>From your web browser access open-osdp-CP.html. <text:s/>“start” the program. <text:s/>From an ssh console tail /opt/osdp-conformance/run/CP/stderr to confirm it started. <text:s/>The log is in /opt/osdp-conformance/run/CP/open-osdp.log. <text:s/></text:p>
      <text:p text:style-name="P4"/>
      <text:p text:style-name="P4">You can do all of this from the command line if you want. <text:s/>Note since it access the serial port it needs to be run as root (typically with sudo.)</text:p>
      <text:h text:style-name="P5" text:outline-level="1"><text:bookmark-start text:name="__RefHeading__113_2068313449"/>Appendix<text:bookmark-end text:name="__RefHeading__113_2068313449"/></text:h>
      <text:h text:style-name="Heading_20_2" text:outline-level="2"><text:bookmark-start text:name="__RefHeading__74_1507250672"/>A. Colophon<text:bookmark-end text:name="__RefHeading__74_1507250672"/></text:h>
      <text:p text:style-name="P2">part of libosdp-conformance, see github.com/security-industry-association/libosd-conformance.</text:p>
      <text:p text:style-name="P2"/>
      <text:h text:style-name="P6" text:outline-level="2"><text:bookmark-start text:name="__RefHeading__76_1507250672"/>B. Integration with Linux<text:bookmark-end text:name="__RefHeading__76_1507250672"/></text:h>
      <text:p text:style-name="P1"/>
      <text:p text:style-name="P3">The programs all run out of /opt/osdp-conformance. <text:s/>There are programs and shell scripts in bin, cgi programs and shell scripts in cgi-bin, and web UI contant in www. <text:s/>In my environment I drop all the cgi-bin files into my normal cgi-bin and all the www files into my web server root and just run with it. <text:s/></text:p>
      <text:p text:style-name="P3"/>
      <text:p text:style-name="P3">This makes the shell scripts and programs run as the apache httpd user. <text:s/>I add a file to /etc/sudoers.d so that “sudo -n” works in the shell scripts. <text:s/>Note this is an un-insulated implementation meant for use in a laboratory.</text:p>
      <text:p text:style-name="P3"/>
      <text:p text:style-name="P3">Sample files are in doc/linux-devuan-samples</text:p>
      <text:p text:style-name="P3"/>
      <text:h text:style-name="P6" text:outline-level="2"><text:bookmark-start text:name="__RefHeading__78_1507250672"/>C. Commands<text:bookmark-end text:name="__RefHeading__78_1507250672"/></text:h>
      <text:p text:style-name="P1"><text:span text:style-name="T1">T</text:span>hese are the values allowed for the “command” field in a command json file. <text:s/>These are from oo_cmdbreech.c</text:p>
      <text:p text:style-name="P1"/>
      <text:p text:style-name="Text_20_body">conform_2_6_1</text:p>
      <text:p text:style-name="Text_20_body">text</text:p>
      <text:p text:style-name="Text_20_body"><text:tab/>message=&lt;string to send&gt;</text:p>
      <text:p text:style-name="Text_20_body">capabilities</text:p>
      <text:p text:style-name="Text_20_body">dump_status</text:p>
      <text:p text:style-name="Text_20_body">identify</text:p>
      <text:p text:style-name="Text_20_body">initiate_secure_channel</text:p>
      <text:p text:style-name="Text_20_body">input_status</text:p>
      <text:p text:style-name="Text_20_body">local_status</text:p>
      <text:p text:style-name="Text_20_body">led</text:p>
      <text:p text:style-name="Text_20_body"><text:tab/>perm_on_color …</text:p>
      <text:p text:style-name="Text_20_body">output</text:p>
      <text:p text:style-name="Text_20_body">present_card</text:p>
      <text:p text:style-name="Text_20_body">reader_status</text:p>
      <text:p text:style-name="Text_20_body">reset_power</text:p>
      <text:p text:style-name="Text_20_body">send_poll</text:p>
      <text:p text:style-name="Text_20_body"/>
      <text:p text:style-name="Text_20_body"><text:span text:style-name="T2">slow_timer</text:span> – set to 1 to implement timer acceleration for TLS case. <text:s/>If anything comes in (like a gratuitous noise byte) this means you shoujld send a poll.</text:p>
      <text:p text:style-name="Text_20_body"/>
      <text:p text:style-name="Text_20_body">tamper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9:44:11.278937401</dc:date>
    <meta:editing-duration>PT25M2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3" meta:paragraph-count="37" meta:word-count="260" meta:character-count="1691" meta:non-whitespace-character-count="1450"/>
  </office:meta>
</office:document-meta>
</file>